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4.76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Dirección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.º Edificio</text:p>
          </table:table-cell>
          <table:table-cell office:value-type="string" table:style-name="ce1">
            <text:p>Facultad</text:p>
          </table:table-cell>
          <table:table-cell office:value-type="string" table:style-name="ce1">
            <text:p>Aula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iuda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1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3.1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le Periodista Rafael Gómez Mont, 74, 18014 Granada, Españ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TS De Ingeniería Informática y de Telecomunicación</text:p>
          </table:table-cell>
          <table:table-cell office:value-type="string" table:style-name="ce1">
            <text:p>Bibliotec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ATD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S-20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LAB. Químic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LAB.Físic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Aula informátic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Aula tecnologí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string" table:style-name="ce1">
            <text:p>Aula de Ed. Artístic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goritos, música arte y educación, Facultad de Ciencias de la Educación, 18011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ario</text:p>
          </table:table-cell>
          <table:table-cell office:value-type="string" table:style-name="ce1">
            <text:p>FACULTAD CIENCIAS DE LA EDUCACIÓ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A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Librerí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Secretaría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string" table:style-name="ce1">
            <text:p>Entreplanta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po del Príncipe, 18009 Granada, Españ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ETS de Arquitectura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ranada</text:p>
          </table:table-cell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LBT</dc:creator>
    <meta:creation-date>2018-12-17T19:33:42Z</meta:creation-date>
    <dc:date>2019-02-16T16:17:15Z</dc:date>
    <meta:editing-cycles>4</meta:editing-cycles>
    <meta:editing-duration>PT8754S</meta:editing-duration>
  </office:meta>
</office:document-meta>
</file>